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Cross-List_From_Proj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rom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Model as pseudo cod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 office:value-type="string">
            <text:p>All libraries included have to be used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 office:value-type="string">
            <text:p>Independent if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30">
            <text:p>30</text:p>
          </table:table-cell>
          <table:table-cell table:style-name="ce9"/>
          <table:table-cell table:number-columns-repeated="1017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oss_List_For_Proj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unctions 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Function Prototype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Always use prototype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Pass by Valu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return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A value from a function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returning boolean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Global Variables</text:p>
          </table:table-cell>
          <table:table-cell table:style-name="ce9"/>
          <table:table-cell table:style-name="ce7" office:value-type="string">
            <text:p>XXX</text:p>
          </table:table-cell>
          <table:table-cell table:style-name="ce9" office:value-type="string">
            <text:p>Do not use global variables -100 pt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tatic variable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defaulted argument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pass by referenc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overloading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exit() function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7">
            <text:p>7</text:p>
          </table:table-cell>
          <table:table-cell table:style-name="ce7"/>
          <table:table-cell table:style-name="ce9" office:value-type="string">
            <text:p>Array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10" office:value-type="string">
            <text:p>1 to 6</text:p>
          </table:table-cell>
          <table:table-cell table:style-name="ce9" office:value-type="string">
            <text:p>Single Dimensioned Array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Parallel Array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ingle Dimensioned as Function Argument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2 Dimensioned Array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STL Vector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office:value-type="string">
            <text:p>Passing Arrays to and from Functions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office:value-type="string">
            <text:p>Passing Vectors to and from Functions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8">
            <text:p>8</text:p>
          </table:table-cell>
          <table:table-cell table:style-name="ce7"/>
          <table:table-cell table:style-name="ce9" office:value-type="string">
            <text:p>Searching and Sorting Array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Bubble Sor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Selection Sor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9" office:value-type="string">
            <text:p>Linear or Binary Search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34])" office:value-type="float" office:value="70">
            <text:p>70</text:p>
          </table:table-cell>
          <table:table-cell table:style-name="ce9" office:value-type="string">
            <text:p>Other 30 points from Proj 1 first sheet tab</text:p>
          </table:table-cell>
          <table:table-cell table:number-columns-repeated="1017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08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8-02-06T08:23:24.65</dc:date>
    <dc:creator>RCC RCCD</dc:creator>
    <meta:editing-duration>PT1H14M56S</meta:editing-duration>
    <meta:editing-cycles>20</meta:editing-cycles>
    <meta:generator>OpenOffice/4.1.3$Win32 OpenOffice.org_project/413m1$Build-9783</meta:generator>
    <meta:document-statistic meta:table-count="2" meta:cell-count="213" meta:object-count="0"/>
  </office:meta>
</office:document-meta>
</file>